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3.153cm" fo:min-width="3.921cm" fo:padding-top="0.266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1.248cm" fo:min-width="1.162cm" fo:padding-top="0.266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0.994cm" fo:min-width="3.761cm" fo:padding-top="0.266cm" fo:padding-bottom="0.137cm" fo:padding-left="0.266cm" fo:padding-right="0.418cm"/>
    </style:style>
    <style:style style:name="gr4" style:family="graphic" style:parent-style-name="standard">
      <style:graphic-properties draw:stroke="dash" draw:stroke-dash="Dashed_20__28_var_29_" svg:stroke-width="0.051cm" draw:marker-start-width="0.344cm" draw:marker-end-width="0.344cm" draw:textarea-horizontal-align="justify" draw:textarea-vertical-align="middle" draw:auto-grow-height="false" fo:min-height="7.32cm" fo:min-width="11.134cm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72cm" fo:min-width="4.937cm" fo:padding-top="0.266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82cm" fo:min-width="4.937cm" fo:padding-top="0.266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99cm" fo:min-width="3.54cm" fo:padding-top="0.266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99cm" fo:min-width="4.937cm" fo:padding-top="0.266cm" fo:padding-bottom="0.137cm" fo:padding-left="0.262cm" fo:padding-right="0.262cm"/>
    </style:style>
    <style:style style:name="gr9" style:family="graphic" style:parent-style-name="standard">
      <style:graphic-properties draw:fill-color="#dddddd" draw:opacity="100%" draw:textarea-horizontal-align="justify" draw:textarea-vertical-align="middle" draw:auto-grow-height="false" fo:min-height="0.151cm" fo:min-width="1.339cm" draw:shadow-opacity="100%"/>
    </style:style>
    <style:style style:name="gr10" style:family="graphic" style:parent-style-name="standard">
      <style:graphic-properties draw:fill-color="#666666" draw:opacity="100%" draw:textarea-horizontal-align="justify" draw:textarea-vertical-align="middle" draw:auto-grow-height="false" fo:min-height="0.672cm" fo:min-width="0cm" draw:shadow-opacity="100%"/>
    </style:style>
    <style:style style:name="gr11" style:family="graphic" style:parent-style-name="standard">
      <style:graphic-properties draw:fill-color="#999999" draw:opacity="100%" draw:textarea-horizontal-align="justify" draw:textarea-vertical-align="middle" draw:auto-grow-height="false" fo:min-height="0cm" fo:min-width="0cm" draw:shadow-opacity="100%"/>
    </style:style>
    <style:style style:name="gr12" style:family="graphic" style:parent-style-name="standard">
      <style:graphic-properties draw:fill-color="#808080" draw:opacity="100%" draw:textarea-horizontal-align="justify" draw:textarea-vertical-align="middle" draw:auto-grow-height="false" fo:min-height="0.764cm" fo:min-width="0cm" draw:shadow-opacity="100%"/>
    </style:style>
    <style:style style:name="gr13" style:family="graphic" style:parent-style-name="standard">
      <style:graphic-properties draw:stroke="none" draw:fill-color="#999999" draw:opacity="100%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15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16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17" style:family="graphic" style:parent-style-name="standard">
      <style:graphic-properties draw:fill-color="#99ff66" draw:opacity="100%" draw:textarea-horizontal-align="justify" draw:textarea-vertical-align="middle" draw:auto-grow-height="false" fo:min-height="0.764cm" fo:min-width="0cm" draw:shadow-opacity="100%"/>
    </style:style>
    <style:style style:name="gr18" style:family="graphic" style:parent-style-name="standard">
      <style:graphic-properties draw:stroke="none" draw:fill-color="#6666ff" draw:opacity="100%" draw:shadow-opacity="100%"/>
    </style:style>
    <style:style style:name="gr19" style:family="graphic" style:parent-style-name="standard">
      <style:graphic-properties draw:fill-color="#000000" draw:opacity="100%" draw:textarea-vertical-align="middle" draw:auto-grow-height="false" fo:min-height="0.072cm" fo:min-width="0cm" draw:shadow-opacity="100%"/>
    </style:style>
    <style:style style:name="gr20" style:family="graphic" style:parent-style-name="standard">
      <style:graphic-properties draw:fill-color="#ffffff" draw:opacity="100%" draw:textarea-vertical-align="middle" draw:auto-grow-height="false" fo:min-height="0.072cm" fo:min-width="0cm" draw:shadow-opacity="100%"/>
    </style:style>
    <style:style style:name="gr21" style:family="graphic" style:parent-style-name="objectwithoutfill">
      <style:graphic-properties svg:stroke-width="0.051cm" draw:marker-start-width="0.356cm" draw:marker-end="Arrow" draw:marker-end-width="0.127cm" draw:fill="non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25cm" draw:marker-start-width="0.266cm" draw:marker-end-width="0.266cm" draw:fill="none" fo:padding-top="0.137cm" fo:padding-bottom="0.137cm" fo:padding-left="0.262cm" fo:padding-right="0.262cm"/>
    </style:style>
    <style:style style:name="gr23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draw:shadow-offset-x="0.203cm" draw:shadow-offset-y="0.203cm"/>
    </style:style>
    <style:style style:name="gr2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Arrow" draw:marker-start-width="0.152cm" draw:marker-end="Arrow" draw:marker-end-width="0.152cm" draw:fill="non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="Arrow" draw:marker-start-width="0.152cm" draw:marker-end="" draw:marker-end-width="0.152cm" draw:fill="non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draw:marker-start-width="0.355cm" draw:marker-end="Arrow" draw:marker-end-width="0.152cm" draw:fill="non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152cm" draw:marker-end="Arrow" draw:marker-end-width="0.152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" draw:marker-start-width="0.152cm" draw:marker-end="Arrow" draw:marker-end-width="0.152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="Circle" draw:marker-start-width="0.152cm" draw:marker-end="Arrow" draw:marker-end-width="0.152cm" fo:padding-top="0.15cm" fo:padding-bottom="0.15cm" fo:padding-left="0.275cm" fo:padding-right="0.275cm"/>
    </style:style>
    <style:style style:name="gr3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min-height="0.488cm" fo:min-width="1cm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51cm" draw:marker-start="Arrow" draw:marker-start-width="0.152cm" draw:marker-end="Circle" draw:marker-end-width="0.152cm" draw:fill="non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draw:marker-start="" draw:marker-start-width="0.152cm" draw:marker-end="" draw:marker-end-width="0.152cm" draw:fill="non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draw:marker-start-width="0.355cm" draw:marker-end="" draw:marker-end-width="0.152cm" draw:fill="non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horizontal-align="left" draw:fit-to-contour="true" fo:padding-top="0cm" fo:padding-bottom="0cm" fo:padding-left="0cm" fo:padding-right="0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0.13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999999" draw:opacity="100%"/>
      <style:paragraph-properties fo:text-align="center"/>
    </style:style>
    <style:style style:name="P5" style:family="paragraph">
      <loext:graphic-properties draw:fill-color="#808080" draw:opacity="100%"/>
      <style:paragraph-properties fo:text-align="center"/>
    </style:style>
    <style:style style:name="P6" style:family="paragraph">
      <loext:graphic-properties draw:fill-color="#c5000b" draw:opacity="100%"/>
      <style:paragraph-properties fo:text-align="center"/>
    </style:style>
    <style:style style:name="P7" style:family="paragraph">
      <loext:graphic-properties draw:fill-color="#6666ff" draw:opacity="100%"/>
      <style:paragraph-properties fo:text-align="center"/>
    </style:style>
    <style:style style:name="P8" style:family="paragraph">
      <loext:graphic-properties draw:fill-color="#99ff66" draw:opacity="100%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556cm" svg:x="2.524cm" svg:y="11.795cm">
          <text:p text:style-name="P1">EER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686cm" svg:height="1.651cm" svg:x="2.778cm" svg:y="13.011cm">
          <text:p text:style-name="P1">Regl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1.397cm" svg:x="2.524cm" svg:y="15.351cm">
          <text:p text:style-name="P1">ROS-N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1.684cm" svg:height="7.62cm" svg:x="2.27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461cm" svg:height="3.275cm" svg:x="8.112cm" svg:y="11.822cm">
          <text:p text:style-name="P1">Hardware: realer Robo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461cm" svg:height="3.285cm" svg:x="8.112cm" svg:y="15.605cm">
          <text:p text:style-name="P1">Gazebo: simulierter Roboter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4.064cm" svg:height="3.302cm" svg:x="2.651cm" svg:y="19.288cm">
          <text:p text:style-name="P1">rq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461cm" svg:height="3.302cm" svg:x="8.112cm" svg:y="19.288cm">
          <text:p text:style-name="P1">RViz: visualisierung Robo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9" draw:text-style-name="P2" draw:layer="layout" svg:width="2.921cm" svg:height="0.635cm" svg:x="9.255cm" svg:y="14.08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381cm" svg:height="1.016cm" svg:x="10.525cm" svg:y="13.44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4" draw:layer="layout" svg:width="0.312cm" svg:height="0.534cm" draw:transform="skewX (-0.00191986217719371) rotate (2.34083559277479) translate (10.65cm 13.728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5" draw:layer="layout" svg:width="0.287cm" svg:height="1.014cm" draw:transform="skewX (0.0483456202802429) rotate (1.52908295767223) translate (10.794cm 13.573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3" draw:text-style-name="P4" draw:layer="layout" svg:width="0.273cm" svg:height="0.287cm" draw:transform="skewX (-0.0556760031386191) rotate (-0.165806278939461) translate (10.594cm 13.298cm)" draw:kind="cut" draw:start-angle="313.91" draw:end-angle="79.98">
            <text:p text:style-name="P1"><text:s text:c="11"/></text:p>
          </draw:ellipse>
        </draw:g>
        <draw:g>
          <draw:custom-shape draw:style-name="gr14" draw:text-style-name="P1" draw:layer="layout" svg:width="2.921cm" svg:height="0.635cm" svg:x="9.355cm" svg:y="17.92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625cm" svg:y="17.28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75cm 17.57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83456202802429) rotate (1.52908295767223) translate (10.892cm 17.316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694cm 17.141cm)" draw:kind="cut" draw:start-angle="313.91" draw:end-angle="79.98">
            <text:p text:style-name="P1"><text:s text:c="11"/></text:p>
          </draw:ellipse>
          <draw:g>
            <draw:custom-shape draw:style-name="gr19" draw:text-style-name="P9" draw:layer="layout" svg:width="0.324cm" svg:height="0.322cm" svg:x="10.653cm" svg:y="17.64cm">
              <text:p/>
              <draw:enhanced-geometry draw:mirror-horizontal="false" draw:mirror-vertic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0.652cm" svg:y="17.641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0.654cm" svg:y="17.641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0.656cm" svg:y="17.64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9" draw:text-style-name="P9" draw:layer="layout" svg:width="0.324cm" svg:height="0.322cm" svg:x="11.227cm" svg:y="17.106cm">
              <text:p/>
              <draw:enhanced-geometry draw:mirror-horizontal="false" draw:mirror-vertic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1.225cm" svg:y="17.107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1.227cm" svg:y="17.107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1.228cm" svg:y="17.107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custom-shape draw:style-name="gr14" draw:text-style-name="P1" draw:layer="layout" svg:width="2.921cm" svg:height="0.635cm" svg:x="9.255cm" svg:y="21.3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525cm" svg:y="20.74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65cm 21.027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83456202802429) rotate (1.52908295767223) translate (10.792cm 20.772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594cm 20.597cm)" draw:kind="cut" draw:start-angle="313.91" draw:end-angle="79.98">
            <text:p text:style-name="P1"><text:s text:c="11"/></text:p>
          </draw:ellipse>
        </draw:g>
        <draw:g>
          <draw:line draw:style-name="gr21" draw:text-style-name="P11" draw:layer="layout" svg:x1="3.286cm" svg:y1="22.082cm" svg:x2="6.08cm" svg:y2="22.082cm">
            <text:p/>
          </draw:line>
          <draw:line draw:style-name="gr21" draw:text-style-name="P11" draw:layer="layout" svg:x1="3.291cm" svg:y1="22.1cm" svg:x2="3.304cm" svg:y2="20.431cm">
            <text:p/>
          </draw:line>
          <draw:path draw:style-name="gr22" draw:text-style-name="P11" draw:layer="layout" svg:width="2.043cm" svg:height="2.087cm" draw:transform="skewX (0.14172073526194) rotate (1.355597230024) translate (3.304cm 22.082cm)" svg:viewBox="0 0 2044 2088" svg:d="M0 0c1505 0 2044 2088 2044 2088">
            <text:p/>
          </draw:path>
        </draw:g>
        <draw:g>
          <draw:custom-shape draw:style-name="gr23" draw:text-style-name="P12" draw:layer="layout" svg:width="0.178cm" svg:height="0.178cm" svg:x="5.318cm" svg:y="13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78cm" svg:height="0.176cm" svg:x="6.029cm" svg:y="13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78cm" svg:height="0.176cm" svg:x="6.029cm" svg:y="13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1" draw:layer="layout" svg:x1="5.496cm" svg:y1="13.714cm" svg:x2="6.118cm" svg:y2="13.537cm">
            <text:p/>
          </draw:line>
        </draw:g>
        <draw:line draw:style-name="gr25" draw:text-style-name="P11" draw:layer="layout" svg:x1="4.445cm" svg:y1="13.722cm" svg:x2="5.334cm" svg:y2="13.722cm">
          <text:p/>
        </draw:line>
        <draw:line draw:style-name="gr25" draw:text-style-name="P11" draw:layer="layout" svg:x1="6.969cm" svg:y1="13.446cm" svg:x2="8.112cm" svg:y2="13.446cm">
          <text:p/>
        </draw:line>
        <draw:line draw:style-name="gr25" draw:text-style-name="P11" draw:layer="layout" svg:x1="6.207cm" svg:y1="13.446cm" svg:x2="6.969cm" svg:y2="13.446cm">
          <text:p/>
        </draw:line>
        <draw:line draw:style-name="gr26" draw:text-style-name="P11" draw:layer="layout" svg:x1="6.202cm" svg:y1="13.979cm" svg:x2="6.588cm" svg:y2="13.979cm">
          <text:p/>
        </draw:line>
        <draw:line draw:style-name="gr27" draw:text-style-name="P11" draw:layer="layout" svg:x1="6.588cm" svg:y1="13.954cm" svg:x2="6.588cm" svg:y2="15.351cm">
          <text:p/>
        </draw:line>
        <draw:line draw:style-name="gr28" draw:text-style-name="P1" draw:layer="layout" svg:x1="6.588cm" svg:y1="15.351cm" svg:x2="6.588cm" svg:y2="16.748cm">
          <text:p/>
        </draw:line>
        <draw:line draw:style-name="gr29" draw:text-style-name="P1" draw:layer="layout" svg:x1="4.937cm" svg:y1="15.351cm" svg:x2="4.937cm" svg:y2="16.748cm">
          <text:p/>
        </draw:line>
        <draw:line draw:style-name="gr30" draw:text-style-name="P1" draw:layer="layout" svg:x1="4.937cm" svg:y1="13.648cm" svg:x2="4.937cm" svg:y2="15.369cm">
          <text:p/>
        </draw:line>
        <draw:line draw:style-name="gr26" draw:text-style-name="P11" draw:layer="layout" svg:x1="8.12cm" svg:y1="17.359cm" svg:x2="6.596cm" svg:y2="17.359cm">
          <text:p/>
        </draw:line>
        <draw:line draw:style-name="gr27" draw:text-style-name="P11" draw:layer="layout" svg:x1="6.588cm" svg:y1="17.383cm" svg:x2="6.588cm" svg:y2="16.748cm">
          <text:p/>
        </draw:line>
        <draw:custom-shape draw:style-name="gr31" draw:text-style-name="P1" draw:layer="layout" svg:width="1.524cm" svg:height="0.762cm" svg:x="5.572cm" svg:y="17.891cm">
          <text:p text:style-name="P1">N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2" draw:text-style-name="P11" draw:layer="layout" svg:x1="5.577cm" svg:y1="18.272cm" svg:x2="4.864cm" svg:y2="18.271cm">
          <text:p/>
        </draw:line>
        <draw:line draw:style-name="gr26" draw:text-style-name="P11" draw:layer="layout" svg:x1="4.937cm" svg:y1="19.288cm" svg:x2="4.929cm" svg:y2="16.748cm">
          <text:p/>
        </draw:line>
        <draw:line draw:style-name="gr33" draw:text-style-name="P11" draw:layer="layout" svg:x1="7.083cm" svg:y1="18.297cm" svg:x2="7.469cm" svg:y2="18.297cm">
          <text:p/>
        </draw:line>
        <draw:line draw:style-name="gr34" draw:text-style-name="P11" draw:layer="layout" svg:x1="7.469cm" svg:y1="18.272cm" svg:x2="7.477cm" svg:y2="21.066cm">
          <text:p/>
        </draw:line>
        <draw:line draw:style-name="gr26" draw:text-style-name="P11" draw:layer="layout" svg:x1="8.124cm" svg:y1="21.039cm" svg:x2="7.489cm" svg:y2="21.039cm">
          <text:p/>
        </draw:line>
        <draw:line draw:style-name="gr35" draw:text-style-name="P11" draw:layer="layout" svg:x1="2.27cm" svg:y1="18.045cm" svg:x2="2.778cm" svg:y2="17.664cm">
          <text:p text:style-name="P1">R</text:p>
        </draw:line>
        <draw:custom-shape draw:style-name="gr36" draw:text-style-name="P1" draw:layer="layout" svg:width="0.889cm" svg:height="0.381cm" svg:x="2.778cm" svg:y="17.51cm">
          <text:p text:style-name="P1">R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7T19:16:25.140096251</dc:date>
    <meta:editing-duration>PT3H37M17S</meta:editing-duration>
    <meta:editing-cycles>10</meta:editing-cycles>
    <meta:generator>LibreOffice/5.1.6.2$Linux_X86_64 LibreOffice_project/10m0$Build-2</meta:generator>
    <meta:document-statistic meta:object-count="63"/>
  </office:meta>
</office:document-meta>
</file>